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HelveticaNeue-Light, 'Helvetica Neue Light', 'Helvetica Neue', Helvetica, Arial, 'Lucida Grande',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left="0in" fo:margin-right="0in" fo:margin-top="0in" fo:margin-bottom="0in" style:line-height-at-least="0.1055in" fo:widows="1" fo:text-indent="0in" style:auto-text-indent="false" fo:background-color="transparent" fo:padding="0in" fo:border="none">
        <style:background-image/>
      </style:paragraph-properties>
      <style:text-properties fo:font-variant="normal" fo:text-transform="none" fo:color="#444444" style:font-name="Open Sans" fo:font-size="11.3500003814697pt" fo:letter-spacing="normal" fo:font-style="normal" fo:font-weight="normal"/>
    </style:style>
    <style:style style:name="P2" style:family="paragraph" style:parent-style-name="Text_20_body">
      <style:paragraph-properties fo:margin-left="0in" fo:margin-right="0in" style:line-height-at-least="0.1055in" fo:widows="1" fo:text-indent="0in" style:auto-text-indent="false" fo:background-color="transparent" fo:padding="0in" fo:border="none">
        <style:background-image/>
      </style:paragraph-properties>
      <style:text-properties fo:font-variant="normal" fo:text-transform="none" fo:color="#444444" style:font-name="Open Sans" fo:font-size="11.3500003814697pt" fo:letter-spacing="normal" fo:font-style="normal" fo:font-weight="normal"/>
    </style:style>
    <style:style style:name="P3" style:family="paragraph" style:parent-style-name="Heading_20_3">
      <style:text-properties fo:font-variant="normal" fo:text-transform="none" fo:color="#333333" style:font-name="Open Sans" fo:letter-spacing="normal" fo:font-style="normal" fo:font-weight="bold"/>
    </style:style>
    <style:style style:name="P4" style:family="paragraph" style:parent-style-name="Text_20_body" style:list-style-name="L1">
      <style:paragraph-properties fo:margin-left="0in" fo:margin-right="0in" fo:margin-top="0in" fo:margin-bottom="0in" style:line-height-at-least="0.1055in" fo:widows="1" fo:text-indent="0in" style:auto-text-indent="false" fo:background-color="transparent" fo:padding="0in" fo:border="none">
        <style:background-image/>
      </style:paragraph-properties>
      <style:text-properties fo:font-variant="normal" fo:text-transform="none" fo:color="#444444" style:font-name="Open Sans" fo:font-size="11.3500003814697pt" fo:letter-spacing="normal" fo:font-style="normal" fo:font-weight="normal"/>
    </style:style>
    <style:style style:name="P5" style:family="paragraph" style:parent-style-name="Text_20_body" style:list-style-name="L1">
      <style:paragraph-properties fo:margin-left="0in" fo:margin-right="0in" style:line-height-at-least="0.1055in" fo:widows="1" fo:text-indent="0in" style:auto-text-indent="false" fo:background-color="transparent" fo:padding="0in" fo:border="none">
        <style:background-image/>
      </style:paragraph-properties>
      <style:text-properties fo:font-variant="normal" fo:text-transform="none" fo:color="#444444" style:font-name="Open Sans" fo:font-size="11.3500003814697pt" fo:letter-spacing="normal" fo:font-style="normal" fo:font-weight="normal"/>
    </style:style>
    <style:style style:name="T1" style:family="text">
      <style:text-properties fo:font-variant="normal" fo:text-transform="none" fo:color="#333333" style:font-name="Open Sans" fo:letter-spacing="normal" fo:font-style="normal" fo:font-weight="bol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3">Facebook Design Teardown</text:h>
      <text:p text:style-name="Text_20_body"><text:line-break/><text:span text:style-name="T1">News Feed page (after logging in)</text:span></text:p>
      <text:list xml:id="list4430632310454313728" text:style-name="L1">
        <text:list-item>
          <text:p text:style-name="P4">Go to each of the links above and immediately squint your eyes so you can't really see what they say.</text:p>
        </text:list-item>
      </text:list>
      <text:p text:style-name="P1"/>
      <text:list xml:id="list2120127944" text:continue-numbering="true" text:style-name="L1">
        <text:list-item>
          <text:p text:style-name="P4">Sketch on a sheet of paper what the approximate visual hierarchy looks like -- what areas are denser and what areas are more sparse?</text:p>
        </text:list-item>
      </text:list>
      <text:p text:style-name="P1"/>
      <text:p text:style-name="P1">The densest area on the screenshot I went by was occupied by the image for the latest post on the news feed. <text:s/>This was followed by the ads on the right and then the dark blue navigation bar.</text:p>
      <text:p text:style-name="P1"/>
      <text:list xml:id="list398109483" text:continue-numbering="true" text:style-name="L1">
        <text:list-item>
          <text:p text:style-name="P4">Open your eyes and ask yourself "who is the most likely user of this page?"</text:p>
        </text:list-item>
      </text:list>
      <text:p text:style-name="P1"/>
      <text:p text:style-name="P1">Someone that wants to stay up to date on their friends' posts.</text:p>
      <text:p text:style-name="P1"/>
      <text:list xml:id="list70946075" text:continue-numbering="true" text:style-name="L1">
        <text:list-item>
          <text:p text:style-name="P4">What is that user's critical goal on that page?</text:p>
        </text:list-item>
      </text:list>
      <text:p text:style-name="P1"/>
      <text:p text:style-name="P1">To consume content created by friends of the user (or by liked pages, which also produce content).</text:p>
      <text:p text:style-name="P1"/>
      <text:list xml:id="list1141167786" text:continue-numbering="true" text:style-name="L1">
        <text:list-item>
          <text:p text:style-name="P4">Does the visual hierarchy you sketched lead to that goal?</text:p>
        </text:list-item>
      </text:list>
      <text:p text:style-name="P1"/>
      <text:p text:style-name="P1">Yes. <text:s/>Users' posts tend to have images attached, so this will draw the eye to that area of the page. <text:s/>Also, the feed is centered so that the eye naturally comes to rest on the newest post.</text:p>
      <text:p text:style-name="P1"/>
      <text:list xml:id="list1034437291" text:continue-numbering="true" text:style-name="L1">
        <text:list-item>
          <text:p text:style-name="P4">Do the relationships between the elements lead you to that goal (remember your CRAP principles)?</text:p>
        </text:list-item>
      </text:list>
      <text:p text:style-name="P1"/>
      <text:p text:style-name="P1">Yes. <text:s/>Regarding color, the dark blue navigation bar helps to orient the user, letting them know that the top part of the page is the more important part, which correlates with the newest feed content. <text:s/>Repetition is also used very well, with the elements in the page sharing the same design scheme (blues, grays, and white in boxes aligned to the grid). <text:s/>Regarding alignment, the page is aligned in a three column grid, so that the news feed, which is what the user is on this page to consume, takes up the center and larger portion of the page. <text:s/>Position is also used very well, as the newer posts push the older posts downward, emphasizing that the posts on top are more important, which the user would find natural.</text:p>
      <text:p text:style-name="P1"/>
      <text:list xml:id="list363853071" text:continue-numbering="true" text:style-name="L1">
        <text:list-item>
          <text:p text:style-name="P4">What font families are most prominent on the page? (use the WhatFont add-on or your browser's developer tools to inspect this).</text:p>
        </text:list-item>
      </text:list>
      <text:p text:style-name="P1"/>
      <text:p text:style-name="P1">Helvetica, helvetica neue, arial, "lucida grande," and sans-serif.</text:p>
      <text:p text:style-name="P1"/>
      <text:list xml:id="list1996530634" text:continue-numbering="true" text:style-name="L1">
        <text:list-item>
          <text:p text:style-name="P4">How do these font families contribute to or take away from the site's flow?</text:p>
        </text:list-item>
      </text:list>
      <text:p text:style-name="P1"/>
      <text:p text:style-name="P1">They contribute to the site's sense of consistency and order.</text:p>
      <text:p text:style-name="P1"/>
      <text:list xml:id="list1862290609" text:continue-numbering="true" text:style-name="L1">
        <text:list-item>
          <text:p text:style-name="P4"><text:soft-page-break/>How do the line spacings, sizes and weights contribute to or take away from the site's flow?</text:p>
        </text:list-item>
      </text:list>
      <text:p text:style-name="P1"/>
      <text:p text:style-name="P1">They make the page easy enough on the eyes. <text:s/>There's a lot of content on this page, but by making the line spacings reasonable, the content doesn't jumble up together (except perhaps in the "Trending" area). <text:s/>The sizes and weights contribute to the visual hierarchy by emphasizing areas that are more important or that offer additional navigation options to the user.</text:p>
      <text:p text:style-name="P1"/>
      <text:list xml:id="list548019784" text:continue-numbering="true" text:style-name="L1">
        <text:list-item>
          <text:p text:style-name="P5">What would you improve to achieve a better hierarchy or flow?</text:p>
        </text:list-item>
      </text:list>
      <text:p text:style-name="P2">The line spacing in the "Trending" area could be enlarged a little bit, that area feels cramp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HelveticaNeue-Light, 'Helvetica Neue Light', 'Helvetica Neue', Helvetica, Arial, 'Lucida Grande',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an Camacho</meta:initial-creator>
    <meta:creation-date>2015-04-19T04:38:29</meta:creation-date>
    <dc:date>2015-04-28T13:29:22</dc:date>
    <dc:creator>Adan Camacho</dc:creator>
    <meta:editing-duration>PT13H21M42S</meta:editing-duration>
    <meta:editing-cycles>5</meta:editing-cycles>
    <meta:generator>OpenOffice/4.1.1$Unix OpenOffice.org_project/411m6$Build-9775</meta:generator>
    <meta:document-statistic meta:table-count="0" meta:image-count="0" meta:object-count="0" meta:page-count="2" meta:paragraph-count="21" meta:word-count="504" meta:character-count="2788"/>
  </office:meta>
</office:document-meta>
</file>